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62000001D2CF3C4AC0.png"/>
  <manifest:file-entry manifest:media-type="image/png" manifest:full-path="Pictures/1000020100000462000001CCAE62F2E8.png"/>
  <manifest:file-entry manifest:media-type="image/png" manifest:full-path="Pictures/100002010000021E000002A12F01FF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none" svg:stroke-width="0.051cm" svg:stroke-color="#000000" draw:marker-start-width="0.046cm" draw:marker-end="Rounded_20_short_20_Arrow" draw:marker-end-width="0.046cm" draw:fill="none" draw:textarea-vertical-align="middle" fo:padding-top="0.151cm" fo:padding-bottom="0.151cm" fo:padding-left="0.276cm" fo:padding-right="0.276cm"/>
    </style:style>
    <style:style style:name="gr3" style:family="graphic" style:parent-style-name="Objekt_20_ohne_20_Füllung_20_und_20_ohne_20_Linie">
      <style:graphic-properties draw:stroke="none" svg:stroke-width="0.051cm" svg:stroke-color="#000000" draw:marker-start-width="0.152cm" draw:marker-end-width="0.1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none" svg:stroke-width="0.051cm" svg:stroke-color="#000000" draw:marker-start-width="0.031cm" draw:marker-end="Symmetric_20_Arrow" draw:marker-end-width="0.03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cfe7f5" fo:min-height="0.766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3cm" svg:height="14.173cm" svg:x="0.042cm" svg:y="3.285cm">
          <draw:image xlink:href="Pictures/100002010000021E000002A12F01FF9A.png" xlink:type="simple" xlink:show="embed" xlink:actuate="onLoad">
            <text:p/>
          </draw:image>
        </draw:frame>
        <draw:line draw:style-name="gr2" draw:text-style-name="P1" draw:layer="layout" svg:x1="25.554cm" svg:y1="15.859cm" svg:x2="24.792cm" svg:y2="16.621cm">
          <text:p/>
        </draw:line>
        <draw:line draw:style-name="gr2" draw:text-style-name="P1" draw:layer="layout" svg:x1="27.078cm" svg:y1="13.446cm" svg:x2="26.089cm" svg:y2="12.838cm">
          <text:p/>
        </draw:line>
        <draw:frame draw:style-name="gr3" draw:text-style-name="P1" draw:layer="layout" svg:width="17.78cm" svg:height="6.858cm" svg:x="11.414cm" svg:y="3.308cm">
          <draw:image xlink:href="Pictures/1000020100000462000001CCAE62F2E8.png" xlink:type="simple" xlink:show="embed" xlink:actuate="onLoad">
            <text:p/>
          </draw:image>
        </draw:frame>
        <draw:frame draw:style-name="gr3" draw:text-style-name="P1" draw:layer="layout" svg:width="17.78cm" svg:height="7.087cm" svg:x="11.414cm" svg:y="10.249cm">
          <draw:image xlink:href="Pictures/1000020100000462000001D2CF3C4AC0.png" xlink:type="simple" xlink:show="embed" xlink:actuate="onLoad">
            <text:p/>
          </draw:image>
        </draw:frame>
        <draw:line draw:style-name="gr4" draw:text-style-name="P1" draw:layer="layout" svg:x1="11.097cm" svg:y1="5.989cm" svg:x2="9.022cm" svg:y2="7.187cm">
          <text:p/>
        </draw:line>
        <draw:line draw:style-name="gr5" draw:text-style-name="P2" draw:layer="layout" svg:x1="1.254cm" svg:y1="5.191cm" svg:x2="8.62cm" svg:y2="11.16cm">
          <text:p/>
        </draw:line>
        <draw:frame draw:style-name="gr6" draw:text-style-name="P3" draw:layer="layout" svg:width="1.143cm" svg:height="1.016cm" svg:x="11.457cm" svg:y="8.747cm">
          <draw:text-box>
            <text:p><text:span text:style-name="T1">a)</text:span></text:p>
          </draw:text-box>
        </draw:frame>
        <draw:frame draw:style-name="gr7" draw:text-style-name="P3" draw:layer="layout" svg:width="3.048cm" svg:height="1.016cm" svg:x="2.524cm" svg:y="8.112cm">
          <draw:text-box>
            <text:p text:style-name="P3">View a)</text:p>
          </draw:text-box>
        </draw:frame>
        <draw:frame draw:style-name="gr6" draw:text-style-name="P3" draw:layer="layout" svg:width="1.143cm" svg:height="1.016cm" svg:x="11.838cm" svg:y="15.986cm">
          <draw:text-box>
            <text:p><text:span text:style-name="T1">b)</text:span></text:p>
          </draw:text-box>
        </draw:frame>
        <draw:line draw:style-name="gr5" draw:text-style-name="P2" draw:layer="layout" svg:x1="7.393cm" svg:y1="9.255cm" svg:x2="8.409cm" svg:y2="14.335cm">
          <text:p/>
        </draw:line>
        <draw:frame draw:style-name="gr6" draw:text-style-name="P3" draw:layer="layout" svg:width="2.667cm" svg:height="1.016cm" svg:x="5.191cm" svg:y="12.938cm">
          <draw:text-box>
            <text:p text:style-name="P3">View 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it Lüschow</meta:initial-creator>
    <meta:creation-date>2018-01-30T15:05:31</meta:creation-date>
    <dc:date>2018-01-31T18:24:40</dc:date>
    <dc:creator>Veit Lüschow</dc:creator>
    <meta:editing-duration>P1DT50M45S</meta:editing-duration>
    <meta:editing-cycles>10</meta:editing-cycles>
    <meta:generator>OpenOffice/4.1.4$Unix OpenOffice.org_project/414m5$Build-9788</meta:generator>
    <meta:document-statistic meta:object-count="12"/>
  </office:meta>
</office:document-meta>
</file>